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'courier new', monospace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monospace" svg:font-family="monospace, monospace"/>
    <style:font-face style:name="ui-monospace" svg:font-family="ui-monospace, 'Cascadia Mono', 'Segoe UI Mono', 'Liberation Mono', Menlo, Monaco, Consolas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1pt" fo:letter-spacing="normal" fo:font-style="normal" fo:font-weight="normal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d4d4d4" style:font-name="Menlo" fo:font-size="6.80000019073486pt" fo:letter-spacing="normal" fo:font-style="normal" fo:font-weight="normal" fo:background-color="#1e1e1e" style:font-size-asian="11pt" style:font-size-complex="11pt"/>
    </style:style>
    <style:style style:name="P4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5" style:family="paragraph" style:parent-style-name="Standard">
      <style:paragraph-properties style:line-height-at-least="0.36cm"/>
      <style:text-properties fo:color="#d4d4d4" style:font-name="Menlo" fo:font-size="6.80000019073486pt" fo:font-weight="normal" fo:background-color="#1e1e1e"/>
    </style:style>
    <style:style style:name="P6" style:family="paragraph" style:parent-style-name="Standard">
      <style:paragraph-properties style:line-height-at-least="0.36cm"/>
    </style:style>
    <style:style style:name="P7" style:family="paragraph" style:parent-style-name="Standard">
      <style:paragraph-properties fo:margin-top="0cm" fo:margin-bottom="0.499cm" style:line-height-at-least="0.36cm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7.34999990463257pt" fo:letter-spacing="normal" fo:font-style="normal" fo:font-weight="normal" fo:background-color="transparent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</style:style>
    <style:style style:name="P10" style:family="paragraph" style:parent-style-name="Preformatted_20_Text">
      <style:paragraph-properties fo:margin-top="0cm" fo:margin-bottom="0cm" fo:padding="0cm" fo:border="none"/>
    </style:style>
    <style:style style:name="P11" style:family="paragraph" style:parent-style-name="Preformatted_20_Text">
      <style:paragraph-properties fo:margin-top="0cm" fo:margin-bottom="0cm" fo:padding="0cm" fo:border="none"/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1pt" fo:letter-spacing="normal" fo:font-style="normal" fo:font-weight="normal" fo:background-color="transparen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1pt" fo:letter-spacing="normal" fo:font-style="normal" fo:font-weight="normal" fo:background-color="transparent" style:font-size-asian="11pt" style:font-size-complex="11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1pt" fo:letter-spacing="normal" fo:font-style="normal" fo:font-weight="normal" fo:background-color="transparent" style:font-size-asian="11pt" style:font-size-complex="11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32629" style:font-name="ui-monospace" fo:font-size="11pt" fo:letter-spacing="normal" fo:font-style="normal" fo:font-weight="normal" fo:background-color="transparent" style:font-size-asian="11pt" style:font-size-complex="11pt"/>
    </style:style>
    <style:style style:name="T1" style:family="text">
      <style:text-properties style:font-name="Consolas"/>
    </style:style>
    <style:style style:name="T2" style:family="text">
      <style:text-properties fo:color="#9cdcfe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4fc1ff"/>
    </style:style>
    <style:style style:name="T6" style:family="text">
      <style:text-properties fo:color="#808080"/>
    </style:style>
    <style:style style:name="T7" style:family="text">
      <style:text-properties fo:color="#4ec9b0"/>
    </style:style>
    <style:style style:name="T8" style:family="text">
      <style:text-properties fo:color="#c586c0"/>
    </style:style>
    <style:style style:name="T9" style:family="text">
      <style:text-properties fo:color="#ce9178"/>
    </style:style>
    <style:style style:name="T10" style:family="text">
      <style:text-properties fo:font-variant="normal" fo:text-transform="none" style:font-name="inherit" fo:font-style="normal" fo:font-weight="normal" fo:background-color="transparent"/>
    </style:style>
    <style:style style:name="T11" style:family="text">
      <style:text-properties fo:font-variant="normal" fo:text-transform="none" style:font-name="inherit" fo:font-size="7.34999990463257pt" fo:font-style="normal" fo:font-weight="normal" fo:background-color="transparent"/>
    </style:style>
    <style:style style:name="T12" style:family="text">
      <style:text-properties fo:font-variant="normal" fo:text-transform="none" style:font-name="inherit" fo:font-size="11pt" fo:font-style="normal" fo:font-weight="normal" fo:background-color="transparent" style:font-size-asian="11pt" style:font-size-complex="11pt"/>
    </style:style>
    <style:style style:name="T13" style:family="text">
      <style:text-properties fo:font-variant="normal" fo:text-transform="none" fo:background-color="transparent"/>
    </style:style>
    <style:style style:name="T14" style:family="text">
      <style:text-properties fo:font-variant="normal" fo:text-transform="none" fo:font-size="11pt" fo:background-color="transparent" style:font-size-asian="11pt" style:font-size-complex="11pt"/>
    </style:style>
    <style:style style:name="T15" style:family="text">
      <style:text-properties style:font-name="inherit"/>
    </style:style>
    <style:style style:name="T16" style:family="text">
      <style:text-properties style:font-name="inherit" fo:font-size="11pt"/>
    </style:style>
    <style:style style:name="T17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rgetx</text:span></text:p>
      <text:list xml:id="list4718331987851457379" text:style-name="L1">
        <text:list-item>
          <text:p text:style-name="P13"><text:span text:style-name="T1">Struktur Menue oben</text:span></text:p>
        </text:list-item>
        <text:list-item>
          <text:p text:style-name="P13"><text:span text:style-name="T1">Components for each chapter: home uxui design,graphic design, cooperations,contact/legals</text:span></text:p>
        </text:list-item>
      </text:list>
      <text:p text:style-name="P2"><text:a xlink:type="simple" xlink:href="https://www.freecodecamp.org/news/how-to-use-react-router-version-6/" text:style-name="Internet_20_link" text:visited-style-name="Visited_20_Internet_20_Link"><text:span text:style-name="T1"/></text:a></text:p>
      <text:p text:style-name="P2"><text:a xlink:type="simple" xlink:href="https://www.freecodecamp.org/news/how-to-use-react-router-version-6/" text:style-name="Internet_20_link" text:visited-style-name="Visited_20_Internet_20_Link"><text:span text:style-name="T1"/></text:a></text:p>
      <text:p text:style-name="P2"><text:a xlink:type="simple" xlink:href="https://www.freecodecamp.org/news/how-to-use-react-router-version-6/" text:style-name="Internet_20_link" text:visited-style-name="Visited_20_Internet_20_Link"><text:span text:style-name="T1">https://www.freecodecamp.org/news/how-to-use-react-router-version-6/</text:span></text:a></text:p>
      <text:p text:style-name="P1"/>
      <text:p text:style-name="P1">Use React Router</text:p>
      <text:p text:style-name="P1"/>
      <text:p text:style-name="P1"/>
      <text:p text:style-name="P1">Install vite</text:p>
      <text:p text:style-name="P2"/>
      <text:p text:style-name="P2">npm create vite</text:p>
      <text:p text:style-name="P1"/>
      <text:p text:style-name="P1"/>
      <text:p text:style-name="P1">Install router-dom</text:p>
      <text:p text:style-name="P1"/>
      <text:p text:style-name="P1">npm i -D react-router-dom</text:p>
      <text:p text:style-name="P1"/>
      <text:p text:style-name="P1">/////////////</text:p>
      <text:p text:style-name="P1">// SVG Dateien können bei vite nicht importiert werden wie bei webpack</text:p>
      <text:p text:style-name="P1"/>
      <text:p text:style-name="P15">npm i -D vite-plugin-svgr</text:p>
      <text:p text:style-name="P1"/>
      <text:p text:style-name="P8"><text:span text:style-name="Source_20_Text"><text:span text:style-name="T16">// vite.config.js</text:span></text:span></text:p>
      <text:p text:style-name="P9"><text:span text:style-name="Source_20_Text"><text:span text:style-name="T12">import svgr from 'vite-plugin-svgr'</text:span></text:span></text:p>
      <text:p text:style-name="P11"/>
      <text:p text:style-name="P9"><text:span text:style-name="Source_20_Text"><text:span text:style-name="T12">export default {</text:span></text:span></text:p>
      <text:p text:style-name="P9"><text:span text:style-name="Source_20_Text"><text:span text:style-name="T14"><text:s text:c="2"/></text:span></text:span><text:span text:style-name="Source_20_Text"><text:span text:style-name="T12">plugins: [svgr()],</text:span></text:span></text:p>
      <text:p text:style-name="P10"><text:span text:style-name="Source_20_Text"><text:span text:style-name="T12">}</text:span></text:span></text:p>
      <text:p text:style-name="Text_20_body"><text:line-break/></text:p>
      <text:p text:style-name="P1">//////////////////////////////////////////////////////////////</text:p>
      <text:p text:style-name="P1"/>
      <text:p text:style-name="P1">Features:</text:p>
      <text:p text:style-name="P1"/>
      <text:p text:style-name="P1">Vite</text:p>
      <text:p text:style-name="P1"/>
      <text:p text:style-name="P1">React Router ( react-router-dom)</text:p>
      <text:p text:style-name="P1">App.jsx</text:p>
      <text:p text:style-name="P1"/>
      <text:p text:style-name="P3"><text:span text:style-name="T8">import</text:span> { <text:span text:style-name="T2">Routes</text:span>, <text:span text:style-name="T2">Route</text:span> } <text:span text:style-name="T8">from</text:span> <text:span text:style-name="T9">"react-router-dom"</text:span></text:p>
      <text:p text:style-name="P5"><text:span text:style-name="T8">import</text:span> <text:span text:style-name="T2">Header</text:span> <text:span text:style-name="T8">from</text:span> <text:span text:style-name="T9">"./components/Header"</text:span></text:p>
      <text:p text:style-name="P5"><text:span text:style-name="T8">import</text:span> <text:span text:style-name="T2">Photos</text:span> <text:span text:style-name="T8">from</text:span> <text:span text:style-name="T9">"./Photos"</text:span></text:p>
      <text:p text:style-name="P5"><text:span text:style-name="T8">import</text:span> <text:span text:style-name="T2">Cart</text:span> <text:span text:style-name="T8">from</text:span> <text:span text:style-name="T9">"./Cart"</text:span></text:p>
      <text:p text:style-name="P5"><text:span text:style-name="T8">import</text:span> <text:span text:style-name="T9">'./App.css'</text:span></text:p>
      <text:p text:style-name="P6"/>
      <text:p text:style-name="P5"><text:span text:style-name="T3">function</text:span> <text:span text:style-name="T4">App</text:span>() {</text:p>
      <text:p text:style-name="P5"><text:span text:style-name="T8">return</text:span>(</text:p>
      <text:p text:style-name="P5"><text:span text:style-name="T6">&lt;</text:span><text:span text:style-name="T3">div</text:span> <text:span text:style-name="T2">className</text:span>=<text:span text:style-name="T9">"App"</text:span><text:span text:style-name="T6">&gt;</text:span></text:p>
      <text:p text:style-name="P5"><text:span text:style-name="T6">&lt;</text:span><text:span text:style-name="T7">Header</text:span><text:span text:style-name="T6">/&gt;</text:span></text:p>
      <text:p text:style-name="P5"><text:span text:style-name="T6">&lt;</text:span><text:span text:style-name="T7">Routes</text:span><text:span text:style-name="T6">&gt;</text:span></text:p>
      <text:p text:style-name="P5"><text:span text:style-name="T6">&lt;</text:span><text:span text:style-name="T7">Route</text:span> <text:span text:style-name="T2">path</text:span>=<text:span text:style-name="T9">"/"</text:span> <text:span text:style-name="T2">element</text:span>=<text:span text:style-name="T3">{</text:span> <text:span text:style-name="T6">&lt;</text:span><text:span text:style-name="T7">Photos</text:span><text:span text:style-name="T6">/&gt;</text:span> <text:span text:style-name="T3">}</text:span> <text:span text:style-name="T6">/&gt;</text:span></text:p>
      <text:p text:style-name="P5"><text:span text:style-name="T6">&lt;</text:span><text:span text:style-name="T7">Route</text:span> <text:span text:style-name="T2">path</text:span>=<text:span text:style-name="T9">"/cart"</text:span> <text:span text:style-name="T2">element</text:span>=<text:span text:style-name="T3">{</text:span> <text:span text:style-name="T6">&lt;</text:span><text:span text:style-name="T7">Cart</text:span><text:span text:style-name="T6">/&gt;</text:span> <text:span text:style-name="T3">}</text:span> <text:span text:style-name="T6">/&gt;</text:span></text:p>
      <text:p text:style-name="P5"><text:span text:style-name="T6">&lt;/</text:span><text:span text:style-name="T7">Routes</text:span><text:span text:style-name="T6">&gt;</text:span></text:p>
      <text:p text:style-name="P5"><text:span text:style-name="T6">&lt;/</text:span><text:span text:style-name="T3">div</text:span><text:span text:style-name="T6">&gt;</text:span></text:p>
      <text:p text:style-name="P5">)</text:p>
      <text:p text:style-name="P5"><text:soft-page-break/>}</text:p>
      <text:p text:style-name="P6"/>
      <text:p text:style-name="P5"><text:span text:style-name="T8">export</text:span> <text:span text:style-name="T8">default</text:span> <text:span text:style-name="T4">App</text:span></text:p>
      <text:p text:style-name="P5"/>
      <text:p text:style-name="P1"/>
      <text:p text:style-name="P1"/>
      <text:p text:style-name="P1">//////////////////////////////////////////////////////////////</text:p>
      <text:p text:style-name="P1"/>
      <text:p text:style-name="P1"/>
      <text:p text:style-name="P1"/>
      <text:p text:style-name="P1">Aufbau der Context API</text:p>
      <text:p text:style-name="P1">main.jsx</text:p>
      <text:p text:style-name="P1"/>
      <text:p text:style-name="P3"><text:span text:style-name="T6">&lt;</text:span><text:span text:style-name="T7">ContextProvider</text:span><text:span text:style-name="T6">&gt;</text:span></text:p>
      <text:p text:style-name="P5"><text:span text:style-name="T6">&lt;</text:span><text:span text:style-name="T7">BrowserRouter</text:span><text:span text:style-name="T6">&gt;</text:span></text:p>
      <text:p text:style-name="P5"><text:span text:style-name="T6">&lt;</text:span><text:span text:style-name="T7">App</text:span> <text:span text:style-name="T6">/&gt;</text:span></text:p>
      <text:p text:style-name="P5"><text:span text:style-name="T6">&lt;/</text:span><text:span text:style-name="T7">BrowserRouter</text:span><text:span text:style-name="T6">&gt;</text:span></text:p>
      <text:p text:style-name="P5"><text:span text:style-name="T6">&lt;/</text:span><text:span text:style-name="T7">ContextProvider</text:span><text:span text:style-name="T6">&gt;</text:span></text:p>
      <text:p text:style-name="P5">)</text:p>
      <text:p text:style-name="P1"/>
      <text:p text:style-name="P1"/>
      <text:p text:style-name="P1"/>
      <text:p text:style-name="P1"/>
      <text:p text:style-name="P1"/>
      <text:p text:style-name="P1"/>
      <text:p text:style-name="P1">export der variablen in </text:p>
      <text:p text:style-name="P1"/>
      <text:p text:style-name="P1">context.jsx</text:p>
      <text:p text:style-name="P1"/>
      <text:p text:style-name="P1">useContext() Hook beim import der Variablen</text:p>
      <text:p text:style-name="P1"/>
      <text:p text:style-name="P1">Cart Item</text:p>
      <text:p text:style-name="P1"/>
      <text:p text:style-name="P3"><text:span text:style-name="T8">import</text:span> <text:span text:style-name="T2">React</text:span>, {<text:span text:style-name="T2">useContext</text:span>} <text:span text:style-name="T8">from</text:span> <text:span text:style-name="T9">"react"</text:span></text:p>
      <text:p text:style-name="P5"><text:span text:style-name="T8">import</text:span> {<text:span text:style-name="T2">Context</text:span>} <text:span text:style-name="T8">from</text:span> <text:span text:style-name="T9">"../Context"</text:span></text:p>
      <text:p text:style-name="P7"/>
      <text:p text:style-name="P5"><text:span text:style-name="T3">function</text:span> <text:span text:style-name="T4">CartItem</text:span>({<text:span text:style-name="T2">item</text:span>}) {</text:p>
      <text:p text:style-name="P5"><text:span text:style-name="T3">const</text:span> {<text:span text:style-name="T5">removeFromCart</text:span>} = <text:span text:style-name="T4">useContext</text:span>(<text:span text:style-name="T5">Context</text:span>)</text:p>
      <text:p text:style-name="P6"/>
      <text:p text:style-name="P5"><text:span text:style-name="T8">return</text:span> (</text:p>
      <text:p text:style-name="P5"><text:span text:style-name="T6">&lt;</text:span><text:span text:style-name="T3">div</text:span> <text:span text:style-name="T2">className</text:span>=<text:span text:style-name="T9">"cart-item"</text:span><text:span text:style-name="T6">&gt;</text:span></text:p>
      <text:p text:style-name="P5"><text:span text:style-name="T6">&lt;</text:span><text:span text:style-name="T3">i</text:span> <text:span text:style-name="T2">className</text:span>=<text:span text:style-name="T9">"ri-delete-bin-line"</text:span> <text:span text:style-name="T2">onClick</text:span>=<text:span text:style-name="T3">{</text:span>()<text:span text:style-name="T3">=&gt;</text:span><text:span text:style-name="T4">removeFromCart</text:span>(<text:span text:style-name="T2">item</text:span>.<text:span text:style-name="T2">id</text:span>)<text:span text:style-name="T3">}</text:span><text:span text:style-name="T6">&gt;&lt;/</text:span><text:span text:style-name="T3">i</text:span><text:span text:style-name="T6">&gt;</text:span></text:p>
      <text:p text:style-name="P5"><text:span text:style-name="T6">&lt;</text:span><text:span text:style-name="T3">img</text:span> <text:span text:style-name="T2">src</text:span>=<text:span text:style-name="T3">{</text:span><text:span text:style-name="T2">item</text:span>.<text:span text:style-name="T2">url</text:span><text:span text:style-name="T3">}</text:span> <text:span text:style-name="T2">width</text:span>=<text:span text:style-name="T9">"130px"</text:span> <text:span text:style-name="T6">/&gt;</text:span></text:p>
      <text:p text:style-name="P5"><text:span text:style-name="T6">&lt;</text:span><text:span text:style-name="T3">p</text:span><text:span text:style-name="T6">&gt;</text:span>$5.99<text:span text:style-name="T6">&lt;/</text:span><text:span text:style-name="T3">p</text:span><text:span text:style-name="T6">&gt;</text:span></text:p>
      <text:p text:style-name="P5"><text:span text:style-name="T6">&lt;/</text:span><text:span text:style-name="T3">div</text:span><text:span text:style-name="T6">&gt;</text:span></text:p>
      <text:p text:style-name="P5">)</text:p>
      <text:p text:style-name="P5">}</text:p>
      <text:p text:style-name="P6"/>
      <text:p text:style-name="P5"><text:span text:style-name="T8">export</text:span> <text:span text:style-name="T8">default</text:span> <text:span text:style-name="T4">CartItem</text:span></text:p>
      <text:p text:style-name="P1"/>
      <text:p text:style-name="P1"><text:s/></text:p>
      <text:p text:style-name="P1">// </text:p>
      <text:p text:style-name="P1">Header mit Menue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'courier new', monospace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monospace" svg:font-family="monospace, monospace"/>
    <style:font-face style:name="ui-monospace" svg:font-family="ui-monospace, 'Cascadia Mono', 'Segoe UI Mono', 'Liberation Mono', Menlo, Monaco, Consolas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2T08:17:58</meta:creation-date>
    <dc:date>2023-04-30T15:30:12</dc:date>
    <meta:editing-duration>P4DT11H44M52S</meta:editing-duration>
    <meta:editing-cycles>47</meta:editing-cycles>
    <meta:generator>OpenOffice/4.1.10$Unix OpenOffice.org_project/4110m2$Build-9807</meta:generator>
    <meta:document-statistic meta:table-count="0" meta:image-count="0" meta:object-count="0" meta:page-count="3" meta:paragraph-count="69" meta:word-count="179" meta:character-count="1528"/>
  </office:meta>
</office:document-meta>
</file>